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onaco, monospace"/>
    <style:font-face style:name="Lohit Devanagari1" svg:font-family="'Lohit Devanagari'"/>
    <style:font-face style:name="apple-system" svg:font-family="apple-system, system-ui, BlinkMacSystemFont, 'Segoe UI', Roboto, Oxygen-Sans, Ubuntu, Cantarell, 'Helvetica Neue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2b2b2b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2b2b2b" fo:padding="0in" fo:border="none"/>
    </style:style>
    <style:style style:name="P2" style:family="paragraph" style:parent-style-name="Preformatted_20_Text">
      <loext:graphic-properties draw:fill="solid" draw:fill-color="#2b2b2b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2b2b2b" fo:padding="0in" fo:border="none"/>
      <style:text-properties fo:background-color="transparent"/>
    </style:style>
    <style:style style:name="P3" style:family="paragraph" style:parent-style-name="Preformatted_20_Text">
      <loext:graphic-properties draw:fill="solid" draw:fill-color="#2b2b2b" draw:opacity="100%"/>
      <style:paragraph-properties fo:margin-top="0in" fo:margin-bottom="0in" loext:contextual-spacing="false" fo:orphans="2" fo:widows="2" fo:background-color="#2b2b2b" fo:padding="0in" fo:border="none"/>
    </style:style>
    <style:style style:name="P4" style:family="paragraph" style:parent-style-name="Standard">
      <style:text-properties fo:color="#c9211e" fo:font-style="italic" style:font-style-asian="italic" style:font-style-complex="italic"/>
    </style:style>
    <style:style style:name="P5" style:family="paragraph" style:parent-style-name="Standard">
      <style:text-properties fo:background-color="#ffff00"/>
    </style:style>
    <style:style style:name="P6" style:family="paragraph" style:parent-style-name="Standard">
      <style:text-properties officeooo:rsid="00166867" officeooo:paragraph-rsid="00166867" fo:background-color="#ffff00"/>
    </style:style>
    <style:style style:name="P7" style:family="paragraph" style:parent-style-name="Standard">
      <style:text-properties fo:background-color="transparent"/>
    </style:style>
    <style:style style:name="P8" style:family="paragraph" style:parent-style-name="Standard">
      <style:text-properties fo:font-variant="normal" fo:text-transform="none" fo:color="#c9211e" style:font-name="Liberation Serif" fo:font-size="10pt" fo:letter-spacing="normal" fo:font-style="normal" fo:font-weight="normal" style:font-size-asian="10pt" style:font-size-complex="10pt"/>
    </style:style>
    <style:style style:name="P9" style:family="paragraph" style:parent-style-name="Standard">
      <style:text-properties fo:font-variant="normal" fo:text-transform="none" fo:color="#c9211e" style:font-name="Liberation Serif" fo:font-size="10pt" fo:letter-spacing="normal" fo:font-style="normal" fo:font-weight="normal" fo:background-color="transparent" style:font-size-asian="10pt" style:font-size-complex="10pt"/>
    </style:style>
    <style:style style:name="P10" style:family="paragraph" style:parent-style-name="Standard">
      <style:text-properties fo:font-variant="normal" fo:text-transform="none" fo:color="#c9211e" style:font-name="Liberation Serif" fo:font-size="10pt" fo:letter-spacing="normal" fo:font-style="normal" fo:font-weight="normal" officeooo:paragraph-rsid="001e9915" fo:background-color="transparent" style:font-size-asian="10pt" style:font-size-complex="10pt"/>
    </style:style>
    <style:style style:name="P11" style:family="paragraph" style:parent-style-name="Standard">
      <style:text-properties fo:font-variant="normal" fo:text-transform="none" fo:color="#c9211e" style:font-name="Liberation Serif" fo:font-size="10pt" fo:letter-spacing="normal" fo:font-style="normal" fo:font-weight="normal" officeooo:paragraph-rsid="00204437" fo:background-color="transparent" style:font-size-asian="10pt" style:font-size-complex="10pt"/>
    </style:style>
    <style:style style:name="P12" style:family="paragraph" style:parent-style-name="Standard">
      <style:text-properties fo:font-variant="normal" fo:text-transform="none" fo:color="#050e17" style:font-name="apple-system" fo:font-size="13.5pt" fo:letter-spacing="normal" fo:font-style="normal" fo:font-weight="normal" officeooo:paragraph-rsid="00204437" fo:background-color="#ffff00" style:font-size-asian="10pt" style:font-size-complex="10pt"/>
    </style:style>
    <style:style style:name="P1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fo:background-color="#ffff00" style:font-size-asian="12pt" style:font-size-complex="12pt"/>
    </style:style>
    <style:style style:name="P14" style:family="paragraph" style:parent-style-name="Standard">
      <style:text-properties fo:color="#2a6099" fo:font-style="italic" style:font-style-asian="italic" style:font-style-complex="italic"/>
    </style:style>
    <style:style style:name="P15" style:family="paragraph" style:parent-style-name="Text_20_body">
      <style:text-properties officeooo:paragraph-rsid="001bdac8"/>
    </style:style>
    <style:style style:name="P16" style:family="paragraph" style:parent-style-name="Text_20_body">
      <style:text-properties fo:color="#c9211e" fo:font-style="italic" officeooo:paragraph-rsid="001bdac8" style:font-style-asian="italic" style:font-style-complex="italic"/>
    </style:style>
    <style:style style:name="P17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50e17" style:font-name="apple-system" fo:font-size="13.5pt" fo:letter-spacing="normal" fo:font-style="normal" fo:font-weight="normal"/>
    </style:style>
    <style:style style:name="P18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50e17" style:font-name="apple-system" fo:font-size="13.5pt" fo:letter-spacing="normal" fo:font-style="normal" fo:font-weight="normal" officeooo:paragraph-rsid="001bdac8"/>
    </style:style>
    <style:style style:name="P19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c9211e" style:font-name="Liberation Serif" fo:font-size="10pt" fo:letter-spacing="normal" fo:font-style="normal" fo:font-weight="normal" style:font-size-asian="10pt" style:font-size-complex="10pt"/>
    </style:style>
    <style:style style:name="P20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c9211e" style:font-name="Liberation Serif" fo:font-size="10pt" fo:letter-spacing="normal" fo:font-style="normal" fo:font-weight="normal" style:font-size-asian="10pt" style:font-size-complex="10pt"/>
    </style:style>
    <style:style style:name="P21" style:family="paragraph" style:parent-style-name="Text_20_body" style:list-style-name="L3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c9211e" style:font-name="Liberation Serif" fo:font-size="10pt" fo:letter-spacing="normal" fo:font-style="normal" fo:font-weight="normal" style:font-size-asian="10pt" style:font-size-complex="10pt"/>
    </style:style>
    <style:style style:name="P2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c9211e" style:font-name="Liberation Serif" fo:font-size="10pt" fo:letter-spacing="normal" fo:font-style="normal" fo:font-weight="normal" fo:background-color="transparent" style:font-size-asian="10pt" style:font-size-complex="10pt"/>
    </style:style>
    <style:style style:name="P2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c9211e" style:font-name="Liberation Serif" fo:font-size="10pt" fo:letter-spacing="normal" fo:font-style="normal" fo:font-weight="normal" officeooo:paragraph-rsid="001bdac8" fo:background-color="transparent" style:font-size-asian="10pt" style:font-size-complex="10p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color="#c9211e"/>
    </style:style>
    <style:style style:name="T4" style:family="text">
      <style:text-properties fo:color="#c9211e" fo:font-style="italic" style:font-style-asian="italic" style:font-style-complex="italic"/>
    </style:style>
    <style:style style:name="T5" style:family="text">
      <style:text-properties officeooo:rsid="0014b3f3"/>
    </style:style>
    <style:style style:name="T6" style:family="text">
      <style:text-properties fo:font-variant="normal" fo:text-transform="none" fo:color="#dcc6e0" style:font-name="Consolas" fo:font-size="10.5pt" fo:letter-spacing="normal" fo:font-style="normal" fo:font-weight="normal" fo:background-color="transparent" loext:char-shading-value="0" loext:padding="0in" loext:border="none"/>
    </style:style>
    <style:style style:name="T7" style:family="text">
      <style:text-properties fo:font-variant="normal" fo:text-transform="none" fo:color="#dcc6e0" style:font-name="Consolas" fo:font-size="10.5pt" fo:letter-spacing="normal" fo:font-style="normal" fo:font-weight="normal" loext:padding="0in" loext:border="none"/>
    </style:style>
    <style:style style:name="T8" style:family="text">
      <style:text-properties fo:font-variant="normal" fo:text-transform="none" fo:color="#f8f8f2" style:font-name="Consolas" fo:font-size="10.5pt" fo:letter-spacing="normal" fo:font-style="normal" fo:font-weight="normal" fo:background-color="transparent" loext:char-shading-value="0" loext:padding="0in" loext:border="none"/>
    </style:style>
    <style:style style:name="T9" style:family="text">
      <style:text-properties fo:font-variant="normal" fo:text-transform="none" fo:color="#f8f8f2" style:font-name="Consolas" fo:font-size="10.5pt" fo:letter-spacing="normal" fo:font-style="normal" fo:font-weight="normal" loext:padding="0in" loext:border="none"/>
    </style:style>
    <style:style style:name="T10" style:family="text">
      <style:text-properties fo:font-variant="normal" fo:text-transform="none" fo:color="#f8f8f2" fo:letter-spacing="normal" fo:background-color="transparent" loext:char-shading-value="0" loext:padding="0in" loext:border="none"/>
    </style:style>
    <style:style style:name="T11" style:family="text">
      <style:text-properties fo:font-variant="normal" fo:text-transform="none" fo:color="#00e0e0" style:font-name="Consolas" fo:font-size="10.5pt" fo:letter-spacing="normal" fo:font-style="normal" fo:font-weight="normal" fo:background-color="transparent" loext:char-shading-value="0" loext:padding="0in" loext:border="none"/>
    </style:style>
    <style:style style:name="T12" style:family="text">
      <style:text-properties fo:font-variant="normal" fo:text-transform="none" fo:color="#f5ab35" style:font-name="Consolas" fo:font-size="10.5pt" fo:letter-spacing="normal" fo:font-style="normal" fo:font-weight="normal" fo:background-color="transparent" loext:char-shading-value="0" loext:padding="0in" loext:border="none"/>
    </style:style>
    <style:style style:name="T13" style:family="text">
      <style:text-properties fo:font-variant="normal" fo:text-transform="none" fo:color="#d4d0ab" style:font-name="Consolas" fo:font-size="10.5pt" fo:letter-spacing="normal" fo:font-style="normal" fo:font-weight="normal" fo:background-color="transparent" loext:char-shading-value="0" loext:padding="0in" loext:border="none"/>
    </style:style>
    <style:style style:name="T14" style:family="text">
      <style:text-properties fo:font-variant="normal" fo:text-transform="none" fo:color="#abe338" style:font-name="Consolas" fo:font-size="10.5pt" fo:letter-spacing="normal" fo:font-style="normal" fo:font-weight="normal" fo:background-color="transparent" loext:char-shading-value="0" loext:padding="0in" loext:border="none"/>
    </style:style>
    <style:style style:name="T15" style:family="text">
      <style:text-properties fo:font-variant="normal" fo:text-transform="none" style:font-name="Consolas" fo:font-size="10.5pt" fo:letter-spacing="normal" fo:font-style="normal" fo:font-weight="normal" fo:background-color="transparent" loext:char-shading-value="0" loext:padding="0in" loext:border="none"/>
    </style:style>
    <style:style style:name="T16" style:family="text">
      <style:text-properties fo:font-variant="normal" fo:text-transform="none" fo:letter-spacing="normal" fo:background-color="transparent" loext:char-shading-value="0" loext:padding="0in" loext:border="none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Есть несколько основных типов паттернов:</text:p>
      <text:p text:style-name="P14"/>
      <text:p text:style-name="P14">Креационные (Creational) - связаны с созданием объектов.</text:p>
      <text:p text:style-name="P14">Factory - создает объекты определенного класса.</text:p>
      <text:p text:style-name="P14">Singleton - гарантирует, что у класса только один экземпляр.</text:p>
      <text:p text:style-name="P14">Builder - создает сложные объекты пошагово.</text:p>
      <text:p text:style-name="P14">Структурные (Structural) - паттерны компоновки объектов.</text:p>
      <text:p text:style-name="P14">Adapter - приспосабливает один интерфейс под другой.</text:p>
      <text:p text:style-name="P14">Bridge - разделение объекта и его реализации.</text:p>
      <text:p text:style-name="P14">Composite - представляет часть и целое по одному интерфейсу.</text:p>
      <text:p text:style-name="P14">Поведенческие (Behavioral) - паттерны взаимодействия объектов.</text:p>
      <text:p text:style-name="P14">Observer - объекты наблюдают за состоянием друг друга.</text:p>
      <text:p text:style-name="P14">Iterator - доступ к элементам коллекции.</text:p>
      <text:p text:style-name="P14">Chain of Responsibility - передача запроса по цепочке обработчиков.</text:p>
      <text:p text:style-name="P14">Другие:</text:p>
      <text:p text:style-name="P14">Template method - определяет протокол алгоритма.</text:p>
      <text:p text:style-name="P14">RAII - связь жизненного цикла ресурса с объектом.</text:p>
      <text:p text:style-name="P14">Scope Guard - обеспечивает освобождение ресурса при выходе из области видимости.</text:p>
      <text:p text:style-name="Standard"/>
      <text:p text:style-name="Standard"/>
      <text:p text:style-name="P4">Фабричный паттерн (Factory pattern) это шаблон проектирования, который позволяет создавать объекты различных типов.</text:p>
      <text:p text:style-name="P4">При использовании этого паттерна реализация конкретных типов объектов скрыта от клиентского кода. Он взаимодействует только с абстрактным интерфейсом.</text:p>
      <text:p text:style-name="P4">В C++ фабричный паттерн может быть реализован следующим образом:</text:p>
      <text:p text:style-name="P1"><text:span text:style-name="Source_20_Text"><text:span text:style-name="T6">class</text:span></text:span><text:span text:style-name="Source_20_Text"><text:span text:style-name="T8"> </text:span></text:span><text:span text:style-name="Source_20_Text"><text:span text:style-name="T11">Shape</text:span></text:span><text:span text:style-name="Source_20_Text"><text:span text:style-name="T8"> { </text:span></text:span><text:span text:style-name="Source_20_Text"><text:span text:style-name="T13">/* ... */</text:span></text:span><text:span text:style-name="Source_20_Text"><text:span text:style-name="T8"> };</text:span></text:span></text:p>
      <text:p text:style-name="P3"/>
      <text:p text:style-name="P3"><text:span text:style-name="Source_20_Text"><text:span text:style-name="T6">class</text:span></text:span><text:span text:style-name="Source_20_Text"><text:span text:style-name="T8"> </text:span></text:span><text:span text:style-name="Source_20_Text"><text:span text:style-name="T11">Circle</text:span></text:span><text:span text:style-name="Source_20_Text"><text:span text:style-name="T8">: </text:span></text:span><text:span text:style-name="Source_20_Text"><text:span text:style-name="T6">public</text:span></text:span><text:span text:style-name="Source_20_Text"><text:span text:style-name="T8"> Shape { </text:span></text:span><text:span text:style-name="Source_20_Text"><text:span text:style-name="T13">/* ... */</text:span></text:span><text:span text:style-name="Source_20_Text"><text:span text:style-name="T8"> };</text:span></text:span></text:p>
      <text:p text:style-name="P3"/>
      <text:p text:style-name="P3"><text:span text:style-name="Source_20_Text"><text:span text:style-name="T6">class</text:span></text:span><text:span text:style-name="Source_20_Text"><text:span text:style-name="T8"> </text:span></text:span><text:span text:style-name="Source_20_Text"><text:span text:style-name="T11">Rectangle</text:span></text:span><text:span text:style-name="Source_20_Text"><text:span text:style-name="T8">: </text:span></text:span><text:span text:style-name="Source_20_Text"><text:span text:style-name="T6">public</text:span></text:span><text:span text:style-name="Source_20_Text"><text:span text:style-name="T8"> Shape { </text:span></text:span><text:span text:style-name="Source_20_Text"><text:span text:style-name="T13">/* ... */</text:span></text:span><text:span text:style-name="Source_20_Text"><text:span text:style-name="T8"> };</text:span></text:span></text:p>
      <text:p text:style-name="P3"/>
      <text:p text:style-name="P3"><text:span text:style-name="Source_20_Text"><text:span text:style-name="T6">class</text:span></text:span><text:span text:style-name="Source_20_Text"><text:span text:style-name="T8"> </text:span></text:span><text:span text:style-name="Source_20_Text"><text:span text:style-name="T11">ShapeFactory</text:span></text:span><text:span text:style-name="Source_20_Text"><text:span text:style-name="T8"> </text:span></text:span></text:p>
      <text:p text:style-name="P3"><text:span text:style-name="Source_20_Text"><text:span text:style-name="T8">{</text:span></text:span></text:p>
      <text:p text:style-name="P3"><text:span text:style-name="Source_20_Text"><text:span text:style-name="T6">public</text:span></text:span><text:span text:style-name="Source_20_Text"><text:span text:style-name="T8">:</text:span></text:span></text:p>
      <text:p text:style-name="P3"><text:span text:style-name="Source_20_Text"><text:span text:style-name="T10"><text:s text:c="4"/></text:span></text:span><text:span text:style-name="Source_20_Text"><text:span text:style-name="T6">static</text:span></text:span><text:span text:style-name="Source_20_Text"><text:span text:style-name="T8"> Shape* </text:span></text:span><text:span text:style-name="Source_20_Text"><text:span text:style-name="T11">getShape</text:span></text:span><text:span text:style-name="Source_20_Text"><text:span text:style-name="T12">(string shapeType)</text:span></text:span><text:span text:style-name="Source_20_Text"><text:span text:style-name="T8">;</text:span></text:span></text:p>
      <text:p text:style-name="P3"><text:span text:style-name="Source_20_Text"><text:span text:style-name="T8">};</text:span></text:span></text:p>
      <text:p text:style-name="P3"/>
      <text:p text:style-name="P3"><text:span text:style-name="Source_20_Text"><text:span text:style-name="T8">Shape* </text:span></text:span><text:span text:style-name="Source_20_Text"><text:span text:style-name="T11">ShapeFactory::getShape</text:span></text:span><text:span text:style-name="Source_20_Text"><text:span text:style-name="T12">(string shapeType)</text:span></text:span><text:span text:style-name="Source_20_Text"><text:span text:style-name="T8"> </text:span></text:span></text:p>
      <text:p text:style-name="P3"><text:span text:style-name="Source_20_Text"><text:span text:style-name="T8">{ </text:span></text:span></text:p>
      <text:p text:style-name="P3"><text:span text:style-name="Source_20_Text"><text:span text:style-name="T10"><text:s text:c="4"/></text:span></text:span><text:span text:style-name="Source_20_Text"><text:span text:style-name="T6">if</text:span></text:span><text:span text:style-name="Source_20_Text"><text:span text:style-name="T8"> (shapeType == </text:span></text:span><text:span text:style-name="Source_20_Text"><text:span text:style-name="T14">"circle"</text:span></text:span><text:span text:style-name="Source_20_Text"><text:span text:style-name="T8">) {</text:span></text:span></text:p>
      <text:p text:style-name="P3"><text:span text:style-name="Source_20_Text"><text:span text:style-name="T10"><text:s text:c="8"/></text:span></text:span><text:span text:style-name="Source_20_Text"><text:span text:style-name="T6">return</text:span></text:span><text:span text:style-name="Source_20_Text"><text:span text:style-name="T8"> </text:span></text:span><text:span text:style-name="Source_20_Text"><text:span text:style-name="T6">new</text:span></text:span><text:span text:style-name="Source_20_Text"><text:span text:style-name="T8"> </text:span></text:span><text:span text:style-name="Source_20_Text"><text:span text:style-name="T12">Circle</text:span></text:span><text:span text:style-name="Source_20_Text"><text:span text:style-name="T8">();</text:span></text:span></text:p>
      <text:p text:style-name="P3"><text:span text:style-name="Source_20_Text"><text:span text:style-name="T10"><text:s text:c="4"/></text:span></text:span><text:span text:style-name="Source_20_Text"><text:span text:style-name="T8">} </text:span></text:span><text:span text:style-name="Source_20_Text"><text:span text:style-name="T6">else</text:span></text:span><text:span text:style-name="Source_20_Text"><text:span text:style-name="T8"> </text:span></text:span><text:span text:style-name="Source_20_Text"><text:span text:style-name="T6">if</text:span></text:span><text:span text:style-name="Source_20_Text"><text:span text:style-name="T8">(shapeType == </text:span></text:span><text:span text:style-name="Source_20_Text"><text:span text:style-name="T14">"rectangle"</text:span></text:span><text:span text:style-name="Source_20_Text"><text:span text:style-name="T8">) {</text:span></text:span></text:p>
      <text:p text:style-name="P3"><text:span text:style-name="Source_20_Text"><text:span text:style-name="T10"><text:s text:c="8"/></text:span></text:span><text:span text:style-name="Source_20_Text"><text:span text:style-name="T6">return</text:span></text:span><text:span text:style-name="Source_20_Text"><text:span text:style-name="T8"> </text:span></text:span><text:span text:style-name="Source_20_Text"><text:span text:style-name="T6">new</text:span></text:span><text:span text:style-name="Source_20_Text"><text:span text:style-name="T8"> </text:span></text:span><text:span text:style-name="Source_20_Text"><text:span text:style-name="T12">Rectangle</text:span></text:span><text:span text:style-name="Source_20_Text"><text:span text:style-name="T8">();</text:span></text:span></text:p>
      <text:p text:style-name="P3"><text:span text:style-name="Source_20_Text"><text:span text:style-name="T10"><text:s text:c="4"/></text:span></text:span><text:span text:style-name="Source_20_Text"><text:span text:style-name="T8">}</text:span></text:span></text:p>
      <text:p text:style-name="P3"><text:span text:style-name="Source_20_Text"><text:span text:style-name="T10"><text:s text:c="4"/></text:span></text:span><text:span text:style-name="Source_20_Text"><text:span text:style-name="T13">//...</text:span></text:span></text:p>
      <text:p text:style-name="P3"><text:span text:style-name="Source_20_Text"><text:span text:style-name="T8">}</text:span></text:span></text:p>
      <text:p text:style-name="P3"/>
      <text:p text:style-name="P3"><text:span text:style-name="Source_20_Text"><text:span text:style-name="T6">int</text:span></text:span><text:span text:style-name="Source_20_Text"><text:span text:style-name="T8"> </text:span></text:span><text:span text:style-name="Source_20_Text"><text:span text:style-name="T11">main</text:span></text:span><text:span text:style-name="Source_20_Text"><text:span text:style-name="T12">()</text:span></text:span></text:p>
      <text:p text:style-name="P3"><text:span text:style-name="Source_20_Text"><text:span text:style-name="T8">{</text:span></text:span></text:p>
      <text:p text:style-name="P3"><text:span text:style-name="Source_20_Text"><text:span text:style-name="T10"><text:s text:c="4"/></text:span></text:span><text:span text:style-name="Source_20_Text"><text:span text:style-name="T13">// Пользователь кода работает только с фабрикой</text:span></text:span></text:p>
      <text:p text:style-name="P3"><text:span text:style-name="Source_20_Text"><text:span text:style-name="T10"><text:s text:c="4"/></text:span></text:span><text:span text:style-name="Source_20_Text"><text:span text:style-name="T8">ShapeFactory shapeFactory;</text:span></text:span></text:p>
      <text:p text:style-name="P3"/>
      <text:p text:style-name="P3"><text:span text:style-name="Source_20_Text"><text:span text:style-name="T10"><text:s text:c="4"/></text:span></text:span><text:span text:style-name="Source_20_Text"><text:span text:style-name="T13">// Фабрика возвращает указатель на базовый класс</text:span></text:span></text:p>
      <text:p text:style-name="P3"><text:span text:style-name="Source_20_Text"><text:span text:style-name="T10"><text:s text:c="4"/></text:span></text:span><text:span text:style-name="Source_20_Text"><text:span text:style-name="T8">Shape *shape1 = shapeFactory.</text:span></text:span><text:span text:style-name="Source_20_Text"><text:span text:style-name="T12">getShape</text:span></text:span><text:span text:style-name="Source_20_Text"><text:span text:style-name="T8">(</text:span></text:span><text:span text:style-name="Source_20_Text"><text:span text:style-name="T14">"circle"</text:span></text:span><text:span text:style-name="Source_20_Text"><text:span text:style-name="T8">);</text:span></text:span></text:p>
      <text:p text:style-name="P3"/>
      <text:p text:style-name="P3"><text:span text:style-name="Source_20_Text"><text:span text:style-name="T10"><text:s text:c="4"/></text:span></text:span><text:span text:style-name="Source_20_Text"><text:span text:style-name="T8">Shape *shape2 = shapeFactory.</text:span></text:span><text:span text:style-name="Source_20_Text"><text:span text:style-name="T12">getShape</text:span></text:span><text:span text:style-name="Source_20_Text"><text:span text:style-name="T8">(</text:span></text:span><text:span text:style-name="Source_20_Text"><text:span text:style-name="T14">"rectangle"</text:span></text:span><text:span text:style-name="Source_20_Text"><text:span text:style-name="T8">);</text:span></text:span></text:p>
      <text:p text:style-name="P3"><text:soft-page-break/><text:span text:style-name="Source_20_Text"><text:span text:style-name="T8">}</text:span></text:span></text:p>
      <text:p text:style-name="Text_20_body"/>
      <text:p text:style-name="P16">Здесь мы:</text:p>
      <text:p text:style-name="P16">Определяем базовый класс Shape и производные Circle и Rectangle.</text:p>
      <text:p text:style-name="P16">У нас есть фабричный класс ShapeFactory с методом getShape().</text:p>
      <text:p text:style-name="P16">Пользовательский код взаимодействует <text:span text:style-name="T2">только с фабрикой и базовым классом.</text:span></text:p>
      <text:p text:style-name="P16">Фабрика возвращает указатели на конкретные подклассы Shape.</text:p>
      <text:p text:style-name="P16">Преимущества данного шаблона:</text:p>
      <text:p text:style-name="P16">Скрытие реализации конкретных классов.</text:p>
      <text:p text:style-name="P16">Централизация логики создания.</text:p>
      <text:p text:style-name="P15"><text:span text:style-name="T4">Отделение клиентского кода от конкретных классов.<text:line-break/></text:span></text:p>
      <text:p text:style-name="Standard"/>
      <text:p text:style-name="Standard">Singleton примеры реализации</text:p>
      <text:p text:style-name="P4">- Закрытый конструктор</text:p>
      <text:p text:style-name="P4">- Статический метод для получения единственного экземпляра</text:p>
      <text:p text:style-name="Standard"><text:span text:style-name="T4">- Статическая переменная хранит единственный экземпл</text:span><text:span text:style-name="T3">яр</text:span></text:p>
      <text:p text:style-name="Standard"/>
      <text:p text:style-name="Standard"><text:span text:style-name="T2">Классическая реализация</text:span>:</text:p>
      <text:p text:style-name="Standard">class Singleton {</text:p>
      <text:p text:style-name="Standard">private:</text:p>
      <text:p text:style-name="Standard"><text:s text:c="4"/>static Singleton* instance; <text:s text:c="3"/></text:p>
      <text:p text:style-name="Standard"><text:s text:c="4"/>Singleton() {} <text:s text:c="6"/></text:p>
      <text:p text:style-name="Standard">public: <text:s text:c="3"/></text:p>
      <text:p text:style-name="Standard"><text:s text:c="4"/>static Singleton* getInstance() { </text:p>
      <text:p text:style-name="Standard"><text:s text:c="9"/>if (!instance) <text:s/></text:p>
      <text:p text:style-name="Standard"><text:s text:c="13"/>instance = new Singleton();</text:p>
      <text:p text:style-name="Standard"><text:s text:c="9"/>return instance; <text:s text:c="8"/></text:p>
      <text:p text:style-name="Standard"><text:s text:c="4"/>}</text:p>
      <text:p text:style-name="Standard">};</text:p>
      <text:p text:style-name="Standard">Singleton* Singleton::instance = nullptr;</text:p>
      <text:p text:style-name="Standard"/>
      <text:p text:style-name="P8">Эта реализация работает следующим образом:</text:p>
      <text:p text:style-name="P8">- Статическая переменная instance хранит указатель на единственный экземпляр класса.</text:p>
      <text:p text:style-name="P8">- По умолчанию instance равна nullptr.</text:p>
      <text:p text:style-name="P8">- Конструктор объявлен Private, поэтому объект может быть создан только через getInstance().</text:p>
      <text:p text:style-name="P8">- В getInstance() происходит проверка instance на nullptr. Если null, то создается новый экземпляр.</text:p>
      <text:p text:style-name="P8">- Возвращается указатель на единственный экземпляр.</text:p>
      <text:p text:style-name="P8"/>
      <text:p text:style-name="P8">Преимущества:</text:p>
      <text:p text:style-name="P8">- Простая и понятная реализация.</text:p>
      <text:p text:style-name="P8">- Контроль над созданием единственного экземпляра.</text:p>
      <text:p text:style-name="P8"/>
      <text:p text:style-name="P8">Недостатки:</text:p>
      <text:p text:style-name="P8">- Не потокобезопасна, т.к. synchronized не используется.</text:p>
      <text:p text:style-name="P8">- Блокировки не используются, поэтому может возникнуть race condition.</text:p>
      <text:p text:style-name="P8">- Не ленивая инициализация - объект создается при первом вызове, а не «на лету».</text:p>
      <text:p text:style-name="P8">В целом, это простая и ilлюстративная реализация Singleton паттерна.</text:p>
      <text:p text:style-name="P8"><text:soft-page-break/>Классическая реализация позволяет понять его работу, но в реальных проектах лучше использовать более современные варианты:</text:p>
      <text:p text:style-name="P8"/>
      <text:p text:style-name="P8">- Через static локальную переменную</text:p>
      <text:p text:style-name="P8">- Lazy initialization</text:p>
      <text:p text:style-name="P8">- Используя шаблонные классы</text:p>
      <text:p text:style-name="Standard"/>
      <text:p text:style-name="P5"><text:span text:style-name="T5">Ч</text:span>ерез static локальную переменную:</text:p>
      <text:p text:style-name="Standard">class Singleton {</text:p>
      <text:p text:style-name="Standard">public:</text:p>
      <text:p text:style-name="Standard"><text:s text:c="4"/>static Singleton&amp; getInstance() {</text:p>
      <text:p text:style-name="Standard"><text:s text:c="8"/>static Singleton instance; </text:p>
      <text:p text:style-name="Standard"><text:s text:c="8"/>return instance;</text:p>
      <text:p text:style-name="Standard"><text:s text:c="4"/>}</text:p>
      <text:p text:style-name="Standard"/>
      <text:p text:style-name="Standard">private:</text:p>
      <text:p text:style-name="Standard"><text:s text:c="4"/>Singleton() {} <text:s text:c="2"/></text:p>
      <text:p text:style-name="Standard"><text:s text:c="4"/>Singleton(const Singleton&amp;) = delete; </text:p>
      <text:p text:style-name="Standard">};</text:p>
      <text:p text:style-name="Standard"/>
      <text:p text:style-name="P19">Это самый простой и элегантный вариант. Он работает так:</text:p>
      <text:list xml:id="list1578344693" text:style-name="L2">
        <text:list-header>
          <text:p text:style-name="P20"><text:s/>- При первом вызове getInstance() статическая локальная переменная instance инициализируется.</text:p>
          <text:p text:style-name="P20"><text:s/>- Потокобезопасно, так как static локальная переменная инициализируется отдельно для каждого потока.</text:p>
          <text:p text:style-name="P20"><text:s/>- Не нужно проверять на nullptr, так как static переменная автоматически инициализируется null.</text:p>
          <text:p text:style-name="P20"><text:s/>- Реализует ленивое создание объекта. Т.е. объект создаётся только при первом обращении.</text:p>
          <text:p text:style-name="P20"><text:s/>- Конструктор объявлен приватным, поэтому объект создаётся только через getInstance().</text:p>
        </text:list-header>
      </text:list>
      <text:p text:style-name="P19">При этом у этой реализации есть и недостаток:</text:p>
      <text:list xml:id="list1195369908" text:style-name="L3">
        <text:list-header>
          <text:p text:style-name="P21"><text:s/>- Метод getInstance() вызывается для получения ссылки, а не указателя. Это значит, что объект не сможет быть скопирован или перемещён.</text:p>
        </text:list-header>
      </text:list>
      <text:p text:style-name="Standard"/>
      <text:p text:style-name="P6">Ленивая инициализация</text:p>
      <text:p text:style-name="P1"><text:span text:style-name="Source_20_Text"><text:span text:style-name="T6">class</text:span></text:span><text:span text:style-name="Source_20_Text"><text:span text:style-name="T8"> </text:span></text:span><text:span text:style-name="Source_20_Text"><text:span text:style-name="T11">Singleton</text:span></text:span><text:span text:style-name="Source_20_Text"><text:span text:style-name="T8"> { <text:s text:c="3"/></text:span></text:span></text:p>
      <text:p text:style-name="P3"><text:span text:style-name="Source_20_Text"><text:span text:style-name="T6">private</text:span></text:span><text:span text:style-name="Source_20_Text"><text:span text:style-name="T8">: <text:s/></text:span></text:span></text:p>
      <text:p text:style-name="P3"><text:span text:style-name="Source_20_Text"><text:span text:style-name="T10"><text:s text:c="4"/></text:span></text:span><text:span text:style-name="Source_20_Text"><text:span text:style-name="T6">static</text:span></text:span><text:span text:style-name="Source_20_Text"><text:span text:style-name="T8"> Singleton* instance; </text:span></text:span></text:p>
      <text:p text:style-name="P3"><text:span text:style-name="Source_20_Text"><text:span text:style-name="T10"><text:s text:c="4"/></text:span></text:span><text:span text:style-name="Source_20_Text"><text:span text:style-name="T12">Singleton</text:span></text:span><text:span text:style-name="Source_20_Text"><text:span text:style-name="T8">(){}</text:span></text:span></text:p>
      <text:p text:style-name="P3"><text:span text:style-name="Source_20_Text"><text:span text:style-name="T6">public</text:span></text:span><text:span text:style-name="Source_20_Text"><text:span text:style-name="T8">:</text:span></text:span></text:p>
      <text:p text:style-name="P3"><text:span text:style-name="Source_20_Text"><text:span text:style-name="T10"><text:s text:c="4"/></text:span></text:span><text:span text:style-name="Source_20_Text"><text:span text:style-name="T6">static</text:span></text:span><text:span text:style-name="Source_20_Text"><text:span text:style-name="T8"> Singleton* </text:span></text:span><text:span text:style-name="Source_20_Text"><text:span text:style-name="T11">getInstance</text:span></text:span><text:span text:style-name="Source_20_Text"><text:span text:style-name="T12">()</text:span></text:span><text:span text:style-name="Source_20_Text"><text:span text:style-name="T8"> {</text:span></text:span></text:p>
      <text:p text:style-name="P3"><text:span text:style-name="Source_20_Text"><text:span text:style-name="T10"><text:s text:c="8"/></text:span></text:span><text:span text:style-name="Source_20_Text"><text:span text:style-name="T6">static</text:span></text:span><text:span text:style-name="Source_20_Text"><text:span text:style-name="T8"> std::once_flag once;</text:span></text:span></text:p>
      <text:p text:style-name="P3"><text:span text:style-name="Source_20_Text"><text:span text:style-name="T10"><text:s text:c="8"/></text:span></text:span><text:span text:style-name="Source_20_Text"><text:span text:style-name="T8">std::</text:span></text:span><text:span text:style-name="Source_20_Text"><text:span text:style-name="T12">call_once</text:span></text:span><text:span text:style-name="Source_20_Text"><text:span text:style-name="T8">( once, []{</text:span></text:span></text:p>
      <text:p text:style-name="P3"><text:span text:style-name="Source_20_Text"><text:span text:style-name="T10"><text:s text:c="12"/></text:span></text:span><text:span text:style-name="Source_20_Text"><text:span text:style-name="T8">instance = </text:span></text:span><text:span text:style-name="Source_20_Text"><text:span text:style-name="T6">new</text:span></text:span><text:span text:style-name="Source_20_Text"><text:span text:style-name="T8"> Singleton;</text:span></text:span></text:p>
      <text:p text:style-name="P3"><text:span text:style-name="Source_20_Text"><text:span text:style-name="T10"><text:s text:c="8"/></text:span></text:span><text:span text:style-name="Source_20_Text"><text:span text:style-name="T8">});</text:span></text:span></text:p>
      <text:p text:style-name="P3"><text:span text:style-name="Source_20_Text"><text:span text:style-name="T10"><text:s text:c="8"/></text:span></text:span><text:span text:style-name="Source_20_Text"><text:span text:style-name="T6">return</text:span></text:span><text:span text:style-name="Source_20_Text"><text:span text:style-name="T8"> instance;</text:span></text:span></text:p>
      <text:p text:style-name="P3"><text:span text:style-name="Source_20_Text"><text:span text:style-name="T10"><text:s text:c="4"/></text:span></text:span><text:span text:style-name="Source_20_Text"><text:span text:style-name="T8">}</text:span></text:span></text:p>
      <text:p text:style-name="P3"><text:span text:style-name="Source_20_Text"><text:span text:style-name="T8">};</text:span></text:span></text:p>
      <text:p text:style-name="P3"/>
      <text:p text:style-name="P3"><text:span text:style-name="Source_20_Text"><text:span text:style-name="T8">Singleton* Singleton::instance = </text:span></text:span><text:span text:style-name="Source_20_Text"><text:span text:style-name="T12">nullptr</text:span></text:span><text:span text:style-name="Source_20_Text"><text:span text:style-name="T8">;</text:span></text:span></text:p>
      <text:p text:style-name="Text_20_body"/>
      <text:p text:style-name="P8">Отличия от обычной реализации:</text:p>
      <text:p text:style-name="P8">- Используется std::once_flag для хранения состояния инициализации.</text:p>
      <text:p text:style-name="P8">- std::call_once гарантирует, что блок кода в lambda выражении будет выполнен только один раз.</text:p>
      <text:p text:style-name="P8">- Это делает реализацию потокобезопасной.</text:p>
      <text:p text:style-name="P8"/>
      <text:p text:style-name="P8">Работает это так:</text:p>
      <text:p text:style-name="P8">- При первом вызове getInstance() - std::call_once инициализирует instance, создавая экземпляр класса.</text:p>
      <text:p text:style-name="P8">- При последующих вызовах - instance уже существует и сразу возвращается.</text:p>
      <text:p text:style-name="P8"/>
      <text:p text:style-name="P8"><text:soft-page-break/>Преимущества:</text:p>
      <text:p text:style-name="P8">- Ленивая инициализация. Объект создается только при первом обращении.</text:p>
      <text:p text:style-name="P8">- Оптимизация памяти.</text:p>
      <text:p text:style-name="P8">- Потокобезопасная реализация благодаря std::call_once.</text:p>
      <text:p text:style-name="P8">Таким образом, с помощью std::call_once мы можем реализовать ленивую инициализацию Singleton с гарантированной потокобезопасностью.</text:p>
      <text:p text:style-name="P8">Это гораздо лучше, чем использовать мьютексы.</text:p>
      <text:p text:style-name="Standard"/>
      <text:p text:style-name="P5">Через templates:</text:p>
      <text:p text:style-name="P2"><text:span text:style-name="Source_20_Text"><text:span text:style-name="T7">template</text:span></text:span><text:span text:style-name="Source_20_Text"><text:span text:style-name="T9">&lt;</text:span></text:span><text:span text:style-name="Source_20_Text"><text:span text:style-name="T7">typename</text:span></text:span><text:span text:style-name="Source_20_Text"><text:span text:style-name="T9"> T&gt; </text:span></text:span></text:p>
      <text:p text:style-name="P3"><text:span text:style-name="Source_20_Text"><text:span text:style-name="T6">class</text:span></text:span><text:span text:style-name="Source_20_Text"><text:span text:style-name="T8"> </text:span></text:span><text:span text:style-name="Source_20_Text"><text:span text:style-name="T11">Singleton</text:span></text:span><text:span text:style-name="Source_20_Text"><text:span text:style-name="T8"> {</text:span></text:span></text:p>
      <text:p text:style-name="P3"><text:span text:style-name="Source_20_Text"><text:span text:style-name="T6">private</text:span></text:span><text:span text:style-name="Source_20_Text"><text:span text:style-name="T8">:</text:span></text:span></text:p>
      <text:p text:style-name="P3"><text:span text:style-name="Source_20_Text"><text:span text:style-name="T10"><text:s text:c="4"/></text:span></text:span><text:span text:style-name="Source_20_Text"><text:span text:style-name="T12">Singleton</text:span></text:span><text:span text:style-name="Source_20_Text"><text:span text:style-name="T8">() {} <text:s text:c="3"/></text:span></text:span></text:p>
      <text:p text:style-name="P3"><text:span text:style-name="Source_20_Text"><text:span text:style-name="T10"><text:s text:c="4"/></text:span></text:span><text:span text:style-name="Source_20_Text"><text:span text:style-name="T6">static</text:span></text:span><text:span text:style-name="Source_20_Text"><text:span text:style-name="T8"> T* instance; <text:s text:c="4"/></text:span></text:span></text:p>
      <text:p text:style-name="P3"><text:span text:style-name="Source_20_Text"><text:span text:style-name="T6">public</text:span></text:span><text:span text:style-name="Source_20_Text"><text:span text:style-name="T8">:</text:span></text:span></text:p>
      <text:p text:style-name="P3"><text:span text:style-name="Source_20_Text"><text:span text:style-name="T10"><text:s text:c="4"/></text:span></text:span><text:span text:style-name="Source_20_Text"><text:span text:style-name="T6">static</text:span></text:span><text:span text:style-name="Source_20_Text"><text:span text:style-name="T8"> T&amp; </text:span></text:span><text:span text:style-name="Source_20_Text"><text:span text:style-name="T11">getInstance</text:span></text:span><text:span text:style-name="Source_20_Text"><text:span text:style-name="T12">()</text:span></text:span><text:span text:style-name="Source_20_Text"><text:span text:style-name="T8"> {</text:span></text:span></text:p>
      <text:p text:style-name="P3"><text:span text:style-name="Source_20_Text"><text:span text:style-name="T10"><text:s text:c="8"/></text:span></text:span><text:span text:style-name="Source_20_Text"><text:span text:style-name="T6">if</text:span></text:span><text:span text:style-name="Source_20_Text"><text:span text:style-name="T8"> (!instance) <text:s text:c="3"/></text:span></text:span></text:p>
      <text:p text:style-name="P3"><text:span text:style-name="Source_20_Text"><text:span text:style-name="T10"><text:s text:c="12"/></text:span></text:span><text:span text:style-name="Source_20_Text"><text:span text:style-name="T8">instance = </text:span></text:span><text:span text:style-name="Source_20_Text"><text:span text:style-name="T6">new</text:span></text:span><text:span text:style-name="Source_20_Text"><text:span text:style-name="T8"> T;</text:span></text:span></text:p>
      <text:p text:style-name="P3"><text:span text:style-name="Source_20_Text"><text:span text:style-name="T10"><text:s text:c="8"/></text:span></text:span><text:span text:style-name="Source_20_Text"><text:span text:style-name="T6">return</text:span></text:span><text:span text:style-name="Source_20_Text"><text:span text:style-name="T8"> *instance; <text:s text:c="3"/></text:span></text:span></text:p>
      <text:p text:style-name="P3"><text:span text:style-name="Source_20_Text"><text:span text:style-name="T10"><text:s text:c="4"/></text:span></text:span><text:span text:style-name="Source_20_Text"><text:span text:style-name="T8">} <text:s/></text:span></text:span></text:p>
      <text:p text:style-name="P3"><text:span text:style-name="Source_20_Text"><text:span text:style-name="T8">};</text:span></text:span></text:p>
      <text:p text:style-name="P3"/>
      <text:p text:style-name="P3"><text:span text:style-name="Source_20_Text"><text:span text:style-name="T6">template</text:span></text:span><text:span text:style-name="Source_20_Text"><text:span text:style-name="T8">&lt;</text:span></text:span><text:span text:style-name="Source_20_Text"><text:span text:style-name="T6">typename</text:span></text:span><text:span text:style-name="Source_20_Text"><text:span text:style-name="T8"> T&gt; </text:span></text:span></text:p>
      <text:p text:style-name="P3"><text:span text:style-name="Source_20_Text"><text:span text:style-name="T8">T* Singleton&lt;T&gt;::instance = </text:span></text:span><text:span text:style-name="Source_20_Text"><text:span text:style-name="T12">nullptr</text:span></text:span><text:span text:style-name="Source_20_Text"><text:span text:style-name="T8">;</text:span></text:span></text:p>
      <text:p text:style-name="P17">Использование:</text:p>
      <text:p text:style-name="P1"><text:span text:style-name="Source_20_Text"><text:span text:style-name="T6">class</text:span></text:span><text:span text:style-name="Source_20_Text"><text:span text:style-name="T8"> </text:span></text:span><text:span text:style-name="Source_20_Text"><text:span text:style-name="T11">A</text:span></text:span><text:span text:style-name="Source_20_Text"><text:span text:style-name="T8"> {};</text:span></text:span></text:p>
      <text:p text:style-name="P3"/>
      <text:p text:style-name="P3"><text:span text:style-name="Source_20_Text"><text:span text:style-name="T8">A&amp; object = Singleton&lt;A&gt;::</text:span></text:span><text:span text:style-name="Source_20_Text"><text:span text:style-name="T12">getInstance</text:span></text:span><text:span text:style-name="Source_20_Text"><text:span text:style-name="T8">();</text:span></text:span></text:p>
      <text:p text:style-name="P7"/>
      <text:p text:style-name="P7"/>
      <text:p text:style-name="P9">Достоинства подхода:</text:p>
      <text:p text:style-name="P9">- Универсальность. Создаётся Singleton для любого типа.</text:p>
      <text:p text:style-name="P9">- Singleton объекты различных типов не связаны между собой.</text:p>
      <text:p text:style-name="P9">- Singleton логика вынесена в отдельный класс-шаблон.</text:p>
      <text:p text:style-name="P9"/>
      <text:p text:style-name="P9">Работает это так:</text:p>
      <text:p text:style-name="P9">- Класс-шаблон Singleton имеет статическую переменную, хранящую экземпляр типа T.</text:p>
      <text:p text:style-name="P9">- Конструктор Singleton объявлен как private.</text:p>
      <text:p text:style-name="P9">- getInstance() создаёт экземпляр T при первом обращении и возвращает ссылку.</text:p>
      <text:p text:style-name="P9"/>
      <text:p text:style-name="P9">Недостаток:</text:p>
      <text:p text:style-name="P9">- Не является потокобезопасным. Нужно дополнительно синхронизировать getInstance().</text:p>
      <text:p text:style-name="P9">- Для того чтобы поддерживать потокобезопасность можно:</text:p>
      <text:p text:style-name="P9">- Использовать std::mutex.</text:p>
      <text:p text:style-name="P9">- Использовать std::once_flag и std::call_once.</text:p>
      <text:p text:style-name="P9">- Но в целом, данный подход является достаточно гибким и универсальным, так как позволяет создавать Singleton для любого типа.</text:p>
      <text:p text:style-name="Standard"/>
      <text:p text:style-name="P18">Builder pattern - это порождающий шаблон проектирования. </text:p>
      <text:p text:style-name="P23">Он позволяет разделить сложную логику создания объекта от самого объекта.</text:p>
      <text:p text:style-name="P22">В C++ этот паттерн можно реализовать так:</text:p>
      <text:p text:style-name="P1"><text:span text:style-name="Source_20_Text"><text:span text:style-name="T6">class</text:span></text:span><text:span text:style-name="Source_20_Text"><text:span text:style-name="T15"> </text:span></text:span><text:span text:style-name="Source_20_Text"><text:span text:style-name="T11">Pizza</text:span></text:span><text:span text:style-name="Source_20_Text"><text:span text:style-name="T15"> {</text:span></text:span></text:p>
      <text:p text:style-name="P3"><text:span text:style-name="Source_20_Text"><text:span text:style-name="T6">public</text:span></text:span><text:span text:style-name="Source_20_Text"><text:span text:style-name="T15">:</text:span></text:span></text:p>
      <text:p text:style-name="P3"><text:span text:style-name="Source_20_Text"><text:span text:style-name="T16"><text:s text:c="4"/></text:span></text:span><text:span text:style-name="Source_20_Text"><text:span text:style-name="T15">std::string dough;</text:span></text:span></text:p>
      <text:p text:style-name="P3"><text:span text:style-name="Source_20_Text"><text:span text:style-name="T16"><text:s text:c="4"/></text:span></text:span><text:span text:style-name="Source_20_Text"><text:span text:style-name="T15">std::string sauce;</text:span></text:span></text:p>
      <text:p text:style-name="P3"><text:span text:style-name="Source_20_Text"><text:span text:style-name="T16"><text:s text:c="4"/></text:span></text:span><text:span text:style-name="Source_20_Text"><text:span text:style-name="T15">std::vector&lt;std::string&gt; toppings;</text:span></text:span></text:p>
      <text:p text:style-name="P3"><text:span text:style-name="Source_20_Text"><text:span text:style-name="T16"><text:s text:c="4"/></text:span></text:span></text:p>
      <text:p text:style-name="P3"><text:span text:style-name="Source_20_Text"><text:span text:style-name="T16"><text:s text:c="4"/></text:span></text:span><text:span text:style-name="Source_20_Text"><text:span text:style-name="T6">void</text:span></text:span><text:span text:style-name="Source_20_Text"><text:span text:style-name="T15"> </text:span></text:span><text:span text:style-name="Source_20_Text"><text:span text:style-name="T11">prepare</text:span></text:span><text:span text:style-name="Source_20_Text"><text:span text:style-name="T12">()</text:span></text:span><text:span text:style-name="Source_20_Text"><text:span text:style-name="T15"> {</text:span></text:span></text:p>
      <text:p text:style-name="P3"><text:soft-page-break/><text:span text:style-name="Source_20_Text"><text:span text:style-name="T16"><text:s text:c="8"/></text:span></text:span><text:span text:style-name="Source_20_Text"><text:span text:style-name="T13">// ...</text:span></text:span></text:p>
      <text:p text:style-name="P3"><text:span text:style-name="Source_20_Text"><text:span text:style-name="T16"><text:s text:c="4"/></text:span></text:span><text:span text:style-name="Source_20_Text"><text:span text:style-name="T15">}</text:span></text:span></text:p>
      <text:p text:style-name="P3"><text:span text:style-name="Source_20_Text"><text:span text:style-name="T16"><text:s text:c="4"/></text:span></text:span></text:p>
      <text:p text:style-name="P3"><text:span text:style-name="Source_20_Text"><text:span text:style-name="T16"><text:s text:c="4"/></text:span></text:span><text:span text:style-name="Source_20_Text"><text:span text:style-name="T6">void</text:span></text:span><text:span text:style-name="Source_20_Text"><text:span text:style-name="T15"> </text:span></text:span><text:span text:style-name="Source_20_Text"><text:span text:style-name="T11">bake</text:span></text:span><text:span text:style-name="Source_20_Text"><text:span text:style-name="T12">()</text:span></text:span><text:span text:style-name="Source_20_Text"><text:span text:style-name="T15"> {</text:span></text:span></text:p>
      <text:p text:style-name="P3"><text:span text:style-name="Source_20_Text"><text:span text:style-name="T16"><text:s text:c="8"/></text:span></text:span><text:span text:style-name="Source_20_Text"><text:span text:style-name="T13">// ...</text:span></text:span></text:p>
      <text:p text:style-name="P3"><text:span text:style-name="Source_20_Text"><text:span text:style-name="T16"><text:s text:c="4"/></text:span></text:span><text:span text:style-name="Source_20_Text"><text:span text:style-name="T15">}</text:span></text:span></text:p>
      <text:p text:style-name="P3"><text:span text:style-name="Source_20_Text"><text:span text:style-name="T16"><text:s text:c="4"/></text:span></text:span></text:p>
      <text:p text:style-name="P3"><text:span text:style-name="Source_20_Text"><text:span text:style-name="T16"><text:s text:c="4"/></text:span></text:span><text:span text:style-name="Source_20_Text"><text:span text:style-name="T6">void</text:span></text:span><text:span text:style-name="Source_20_Text"><text:span text:style-name="T15"> </text:span></text:span><text:span text:style-name="Source_20_Text"><text:span text:style-name="T11">cut</text:span></text:span><text:span text:style-name="Source_20_Text"><text:span text:style-name="T12">()</text:span></text:span><text:span text:style-name="Source_20_Text"><text:span text:style-name="T15"> {</text:span></text:span></text:p>
      <text:p text:style-name="P3"><text:span text:style-name="Source_20_Text"><text:span text:style-name="T16"><text:s text:c="8"/></text:span></text:span><text:span text:style-name="Source_20_Text"><text:span text:style-name="T13">// ... <text:s text:c="7"/></text:span></text:span></text:p>
      <text:p text:style-name="P3"><text:span text:style-name="Source_20_Text"><text:span text:style-name="T16"><text:s text:c="4"/></text:span></text:span><text:span text:style-name="Source_20_Text"><text:span text:style-name="T15">}</text:span></text:span></text:p>
      <text:p text:style-name="P3"><text:span text:style-name="Source_20_Text"><text:span text:style-name="T16"><text:s text:c="4"/></text:span></text:span></text:p>
      <text:p text:style-name="P3"><text:span text:style-name="Source_20_Text"><text:span text:style-name="T16"><text:s text:c="4"/></text:span></text:span><text:span text:style-name="Source_20_Text"><text:span text:style-name="T6">void</text:span></text:span><text:span text:style-name="Source_20_Text"><text:span text:style-name="T15"> </text:span></text:span><text:span text:style-name="Source_20_Text"><text:span text:style-name="T11">box</text:span></text:span><text:span text:style-name="Source_20_Text"><text:span text:style-name="T12">()</text:span></text:span><text:span text:style-name="Source_20_Text"><text:span text:style-name="T15"> {</text:span></text:span></text:p>
      <text:p text:style-name="P3"><text:span text:style-name="Source_20_Text"><text:span text:style-name="T16"><text:s text:c="8"/></text:span></text:span><text:span text:style-name="Source_20_Text"><text:span text:style-name="T13">// ...</text:span></text:span></text:p>
      <text:p text:style-name="P3"><text:span text:style-name="Source_20_Text"><text:span text:style-name="T16"><text:s text:c="4"/></text:span></text:span><text:span text:style-name="Source_20_Text"><text:span text:style-name="T15">}</text:span></text:span></text:p>
      <text:p text:style-name="P3"><text:span text:style-name="Source_20_Text"><text:span text:style-name="T15">};</text:span></text:span></text:p>
      <text:p text:style-name="P3"/>
      <text:p text:style-name="P3"><text:span text:style-name="Source_20_Text"><text:span text:style-name="T6">class</text:span></text:span><text:span text:style-name="Source_20_Text"><text:span text:style-name="T15"> </text:span></text:span><text:span text:style-name="Source_20_Text"><text:span text:style-name="T11">PizzaBuilder</text:span></text:span><text:span text:style-name="Source_20_Text"><text:span text:style-name="T15"> {</text:span></text:span></text:p>
      <text:p text:style-name="P3"><text:span text:style-name="Source_20_Text"><text:span text:style-name="T6">public</text:span></text:span><text:span text:style-name="Source_20_Text"><text:span text:style-name="T15">:</text:span></text:span></text:p>
      <text:p text:style-name="P3"><text:span text:style-name="Source_20_Text"><text:span text:style-name="T16"><text:s text:c="4"/></text:span></text:span><text:span text:style-name="Source_20_Text"><text:span text:style-name="T6">void</text:span></text:span><text:span text:style-name="Source_20_Text"><text:span text:style-name="T15"> </text:span></text:span><text:span text:style-name="Source_20_Text"><text:span text:style-name="T11">buildDough</text:span></text:span><text:span text:style-name="Source_20_Text"><text:span text:style-name="T12">(std::string doughType)</text:span></text:span><text:span text:style-name="Source_20_Text"><text:span text:style-name="T15"> { ... }</text:span></text:span></text:p>
      <text:p text:style-name="P3"><text:span text:style-name="Source_20_Text"><text:span text:style-name="T16"><text:s text:c="4"/></text:span></text:span><text:span text:style-name="Source_20_Text"><text:span text:style-name="T6">void</text:span></text:span><text:span text:style-name="Source_20_Text"><text:span text:style-name="T15"> </text:span></text:span><text:span text:style-name="Source_20_Text"><text:span text:style-name="T11">buildSauce</text:span></text:span><text:span text:style-name="Source_20_Text"><text:span text:style-name="T12">(std::string sauceType)</text:span></text:span><text:span text:style-name="Source_20_Text"><text:span text:style-name="T15"> { ... } <text:s text:c="5"/></text:span></text:span></text:p>
      <text:p text:style-name="P3"><text:span text:style-name="Source_20_Text"><text:span text:style-name="T16"><text:s text:c="4"/></text:span></text:span><text:span text:style-name="Source_20_Text"><text:span text:style-name="T6">void</text:span></text:span><text:span text:style-name="Source_20_Text"><text:span text:style-name="T15"> </text:span></text:span><text:span text:style-name="Source_20_Text"><text:span text:style-name="T11">buildTopping</text:span></text:span><text:span text:style-name="Source_20_Text"><text:span text:style-name="T12">(std::string topping)</text:span></text:span><text:span text:style-name="Source_20_Text"><text:span text:style-name="T15"> { ... }</text:span></text:span></text:p>
      <text:p text:style-name="P3"><text:span text:style-name="Source_20_Text"><text:span text:style-name="T16"><text:s text:c="4"/></text:span></text:span></text:p>
      <text:p text:style-name="P3"><text:span text:style-name="Source_20_Text"><text:span text:style-name="T16"><text:s text:c="4"/></text:span></text:span><text:span text:style-name="Source_20_Text"><text:span text:style-name="T15">Pizza </text:span></text:span><text:span text:style-name="Source_20_Text"><text:span text:style-name="T11">getPizza</text:span></text:span><text:span text:style-name="Source_20_Text"><text:span text:style-name="T12">()</text:span></text:span><text:span text:style-name="Source_20_Text"><text:span text:style-name="T15"> { </text:span></text:span></text:p>
      <text:p text:style-name="P3"><text:span text:style-name="Source_20_Text"><text:span text:style-name="T16"><text:s text:c="8"/></text:span></text:span><text:span text:style-name="Source_20_Text"><text:span text:style-name="T6">return</text:span></text:span><text:span text:style-name="Source_20_Text"><text:span text:style-name="T15"> pizza; <text:s/></text:span></text:span></text:p>
      <text:p text:style-name="P3"><text:span text:style-name="Source_20_Text"><text:span text:style-name="T16"><text:s text:c="4"/></text:span></text:span><text:span text:style-name="Source_20_Text"><text:span text:style-name="T15">} <text:s/></text:span></text:span></text:p>
      <text:p text:style-name="P3"><text:span text:style-name="Source_20_Text"><text:span text:style-name="T6">private</text:span></text:span><text:span text:style-name="Source_20_Text"><text:span text:style-name="T15">:</text:span></text:span></text:p>
      <text:p text:style-name="P3"><text:span text:style-name="Source_20_Text"><text:span text:style-name="T16"><text:s text:c="4"/></text:span></text:span><text:span text:style-name="Source_20_Text"><text:span text:style-name="T15">Pizza pizza;</text:span></text:span></text:p>
      <text:p text:style-name="P3"><text:span text:style-name="Source_20_Text"><text:span text:style-name="T15">};</text:span></text:span></text:p>
      <text:p text:style-name="P3"/>
      <text:p text:style-name="P3"><text:span text:style-name="Source_20_Text"><text:span text:style-name="T6">int</text:span></text:span><text:span text:style-name="Source_20_Text"><text:span text:style-name="T15"> </text:span></text:span><text:span text:style-name="Source_20_Text"><text:span text:style-name="T11">main</text:span></text:span><text:span text:style-name="Source_20_Text"><text:span text:style-name="T12">()</text:span></text:span><text:span text:style-name="Source_20_Text"><text:span text:style-name="T15"> {</text:span></text:span></text:p>
      <text:p text:style-name="P3"><text:span text:style-name="Source_20_Text"><text:span text:style-name="T16"><text:s text:c="4"/></text:span></text:span><text:span text:style-name="Source_20_Text"><text:span text:style-name="T15">PizzaBuilder* builder = </text:span></text:span><text:span text:style-name="Source_20_Text"><text:span text:style-name="T6">new</text:span></text:span><text:span text:style-name="Source_20_Text"><text:span text:style-name="T15"> </text:span></text:span><text:span text:style-name="Source_20_Text"><text:span text:style-name="T12">PizzaBuilder</text:span></text:span><text:span text:style-name="Source_20_Text"><text:span text:style-name="T15">(); <text:s/></text:span></text:span></text:p>
      <text:p text:style-name="P3"><text:span text:style-name="Source_20_Text"><text:span text:style-name="T16"><text:s text:c="4"/></text:span></text:span><text:span text:style-name="Source_20_Text"><text:span text:style-name="T15">builder-&gt;</text:span></text:span><text:span text:style-name="Source_20_Text"><text:span text:style-name="T12">buildDough</text:span></text:span><text:span text:style-name="Source_20_Text"><text:span text:style-name="T15">(</text:span></text:span><text:span text:style-name="Source_20_Text"><text:span text:style-name="T14">"thin"</text:span></text:span><text:span text:style-name="Source_20_Text"><text:span text:style-name="T15">);</text:span></text:span></text:p>
      <text:p text:style-name="P3"><text:span text:style-name="Source_20_Text"><text:span text:style-name="T16"><text:s text:c="4"/></text:span></text:span><text:span text:style-name="Source_20_Text"><text:span text:style-name="T15">builder-&gt;</text:span></text:span><text:span text:style-name="Source_20_Text"><text:span text:style-name="T12">buildSauce</text:span></text:span><text:span text:style-name="Source_20_Text"><text:span text:style-name="T15">(</text:span></text:span><text:span text:style-name="Source_20_Text"><text:span text:style-name="T14">"tomato"</text:span></text:span><text:span text:style-name="Source_20_Text"><text:span text:style-name="T15">);</text:span></text:span></text:p>
      <text:p text:style-name="P3"><text:span text:style-name="Source_20_Text"><text:span text:style-name="T16"><text:s text:c="4"/></text:span></text:span><text:span text:style-name="Source_20_Text"><text:span text:style-name="T15">builder-&gt;</text:span></text:span><text:span text:style-name="Source_20_Text"><text:span text:style-name="T12">buildTopping</text:span></text:span><text:span text:style-name="Source_20_Text"><text:span text:style-name="T15">(</text:span></text:span><text:span text:style-name="Source_20_Text"><text:span text:style-name="T14">"cheese"</text:span></text:span><text:span text:style-name="Source_20_Text"><text:span text:style-name="T15">); </text:span></text:span></text:p>
      <text:p text:style-name="P3"><text:span text:style-name="Source_20_Text"><text:span text:style-name="T16"><text:s text:c="4"/></text:span></text:span><text:span text:style-name="Source_20_Text"><text:span text:style-name="T15">builder-&gt;</text:span></text:span><text:span text:style-name="Source_20_Text"><text:span text:style-name="T12">buildTopping</text:span></text:span><text:span text:style-name="Source_20_Text"><text:span text:style-name="T15">(</text:span></text:span><text:span text:style-name="Source_20_Text"><text:span text:style-name="T14">"pepperoni"</text:span></text:span><text:span text:style-name="Source_20_Text"><text:span text:style-name="T15">);</text:span></text:span></text:p>
      <text:p text:style-name="P3"><text:span text:style-name="Source_20_Text"><text:span text:style-name="T16"><text:s text:c="8"/></text:span></text:span></text:p>
      <text:p text:style-name="P3"><text:span text:style-name="Source_20_Text"><text:span text:style-name="T16"><text:s text:c="4"/></text:span></text:span><text:span text:style-name="Source_20_Text"><text:span text:style-name="T15">Pizza pizza = builder-&gt;</text:span></text:span><text:span text:style-name="Source_20_Text"><text:span text:style-name="T12">getPizza</text:span></text:span><text:span text:style-name="Source_20_Text"><text:span text:style-name="T15">();</text:span></text:span></text:p>
      <text:p text:style-name="P3"><text:span text:style-name="Source_20_Text"><text:span text:style-name="T15">}</text:span></text:span></text:p>
      <text:p text:style-name="Standard"/>
      <text:p text:style-name="P9">Здесь мы:</text:p>
      <text:p text:style-name="P9"/>
      <text:p text:style-name="P9">- Имеем класс Pizza, представляющий наш изделие.</text:p>
      <text:p text:style-name="P9">- Создали класс PizzaBuilder, который постепенно строит объект Pizza.</text:p>
      <text:p text:style-name="P9">Клиентский код взаимодействует только с классом PizzaBuilder.</text:p>
      <text:p text:style-name="P9">В конце процесса получаем в итоге объект Pizza c помощью getPizza().</text:p>
      <text:p text:style-name="P9">Преимущества:</text:p>
      <text:p text:style-name="P9"/>
      <text:p text:style-name="P9">Разделение сборки объекта от его представления.</text:p>
      <text:p text:style-name="P9">Ступенчатый процесс сборки.</text:p>
      <text:p text:style-name="P9">Можно иметь разные варианты построителей.</text:p>
      <text:p text:style-name="P9"/>
      <text:p text:style-name="P13">Adapter паттерн</text:p>
      <text:p text:style-name="P9">Adapter паттерн позволяет совместить два несовместимых интерфейса. Это делается с помощью адаптера, который преобразует интерфейс одного класса в интерфейс, в котором нуждается клиент.</text:p>
      <text:p text:style-name="P9"/>
      <text:p text:style-name="P10">Реализация в C++:</text:p>
      <text:p text:style-name="P1"><text:span text:style-name="Source_20_Text"><text:span text:style-name="T6">class</text:span></text:span><text:span text:style-name="Source_20_Text"><text:span text:style-name="T15"> </text:span></text:span><text:span text:style-name="Source_20_Text"><text:span text:style-name="T11">Target</text:span></text:span><text:span text:style-name="Source_20_Text"><text:span text:style-name="T15"> { <text:s/></text:span></text:span></text:p>
      <text:p text:style-name="P3"><text:span text:style-name="Source_20_Text"><text:span text:style-name="T6">public</text:span></text:span><text:span text:style-name="Source_20_Text"><text:span text:style-name="T15">: </text:span></text:span></text:p>
      <text:p text:style-name="P3"><text:span text:style-name="Source_20_Text"><text:span text:style-name="T16"><text:s text:c="4"/></text:span></text:span><text:span text:style-name="Source_20_Text"><text:span text:style-name="T6">virtual</text:span></text:span><text:span text:style-name="Source_20_Text"><text:span text:style-name="T15"> Result </text:span></text:span><text:span text:style-name="Source_20_Text"><text:span text:style-name="T11">request</text:span></text:span><text:span text:style-name="Source_20_Text"><text:span text:style-name="T12">()</text:span></text:span><text:span text:style-name="Source_20_Text"><text:span text:style-name="T15"> = </text:span></text:span><text:span text:style-name="Source_20_Text"><text:span text:style-name="T12">0</text:span></text:span><text:span text:style-name="Source_20_Text"><text:span text:style-name="T15">;</text:span></text:span></text:p>
      <text:p text:style-name="P3"><text:soft-page-break/><text:span text:style-name="Source_20_Text"><text:span text:style-name="T15">};</text:span></text:span></text:p>
      <text:p text:style-name="P3"/>
      <text:p text:style-name="P3"><text:span text:style-name="Source_20_Text"><text:span text:style-name="T6">class</text:span></text:span><text:span text:style-name="Source_20_Text"><text:span text:style-name="T15"> </text:span></text:span><text:span text:style-name="Source_20_Text"><text:span text:style-name="T11">Adaptee</text:span></text:span><text:span text:style-name="Source_20_Text"><text:span text:style-name="T15"> {</text:span></text:span></text:p>
      <text:p text:style-name="P3"><text:span text:style-name="Source_20_Text"><text:span text:style-name="T6">public</text:span></text:span><text:span text:style-name="Source_20_Text"><text:span text:style-name="T15">:</text:span></text:span></text:p>
      <text:p text:style-name="P3"><text:span text:style-name="Source_20_Text"><text:span text:style-name="T16"><text:s text:c="4"/></text:span></text:span><text:span text:style-name="Source_20_Text"><text:span text:style-name="T15">Result </text:span></text:span><text:span text:style-name="Source_20_Text"><text:span text:style-name="T11">specificRequest</text:span></text:span><text:span text:style-name="Source_20_Text"><text:span text:style-name="T12">()</text:span></text:span><text:span text:style-name="Source_20_Text"><text:span text:style-name="T15">; <text:s text:c="2"/></text:span></text:span></text:p>
      <text:p text:style-name="P3"><text:span text:style-name="Source_20_Text"><text:span text:style-name="T15">};</text:span></text:span></text:p>
      <text:p text:style-name="P3"/>
      <text:p text:style-name="P3"><text:span text:style-name="Source_20_Text"><text:span text:style-name="T6">class</text:span></text:span><text:span text:style-name="Source_20_Text"><text:span text:style-name="T15"> </text:span></text:span><text:span text:style-name="Source_20_Text"><text:span text:style-name="T11">Adapter</text:span></text:span><text:span text:style-name="Source_20_Text"><text:span text:style-name="T15">: </text:span></text:span><text:span text:style-name="Source_20_Text"><text:span text:style-name="T6">public</text:span></text:span><text:span text:style-name="Source_20_Text"><text:span text:style-name="T15"> Target {</text:span></text:span></text:p>
      <text:p text:style-name="P3"><text:span text:style-name="Source_20_Text"><text:span text:style-name="T6">private</text:span></text:span><text:span text:style-name="Source_20_Text"><text:span text:style-name="T15">:</text:span></text:span></text:p>
      <text:p text:style-name="P3"><text:span text:style-name="Source_20_Text"><text:span text:style-name="T16"><text:s text:c="4"/></text:span></text:span><text:span text:style-name="Source_20_Text"><text:span text:style-name="T15">Adaptee* adaptee; <text:s/></text:span></text:span></text:p>
      <text:p text:style-name="P3"><text:span text:style-name="Source_20_Text"><text:span text:style-name="T6">public</text:span></text:span><text:span text:style-name="Source_20_Text"><text:span text:style-name="T15">:</text:span></text:span></text:p>
      <text:p text:style-name="P3"><text:span text:style-name="Source_20_Text"><text:span text:style-name="T16"><text:s text:c="4"/></text:span></text:span><text:span text:style-name="Source_20_Text"><text:span text:style-name="T12">Adapter</text:span></text:span><text:span text:style-name="Source_20_Text"><text:span text:style-name="T15">(Adaptee* pAdaptee): </text:span></text:span><text:span text:style-name="Source_20_Text"><text:span text:style-name="T12">adaptee</text:span></text:span><text:span text:style-name="Source_20_Text"><text:span text:style-name="T15">(pAdaptee) {}</text:span></text:span></text:p>
      <text:p text:style-name="P3"/>
      <text:p text:style-name="P3"><text:span text:style-name="Source_20_Text"><text:span text:style-name="T16"><text:s text:c="4"/></text:span></text:span><text:span text:style-name="Source_20_Text"><text:span text:style-name="T15">Result </text:span></text:span><text:span text:style-name="Source_20_Text"><text:span text:style-name="T11">request</text:span></text:span><text:span text:style-name="Source_20_Text"><text:span text:style-name="T12">()</text:span></text:span><text:span text:style-name="Source_20_Text"><text:span text:style-name="T15"> {</text:span></text:span></text:p>
      <text:p text:style-name="P3"><text:span text:style-name="Source_20_Text"><text:span text:style-name="T16"><text:s text:c="8"/></text:span></text:span><text:span text:style-name="Source_20_Text"><text:span text:style-name="T6">return</text:span></text:span><text:span text:style-name="Source_20_Text"><text:span text:style-name="T15"> adaptee-&gt;</text:span></text:span><text:span text:style-name="Source_20_Text"><text:span text:style-name="T12">specificRequest</text:span></text:span><text:span text:style-name="Source_20_Text"><text:span text:style-name="T15">(); <text:s/></text:span></text:span></text:p>
      <text:p text:style-name="P3"><text:span text:style-name="Source_20_Text"><text:span text:style-name="T16"><text:s text:c="4"/></text:span></text:span><text:span text:style-name="Source_20_Text"><text:span text:style-name="T15">}</text:span></text:span></text:p>
      <text:p text:style-name="P3"><text:span text:style-name="Source_20_Text"><text:span text:style-name="T15">};</text:span></text:span></text:p>
      <text:p text:style-name="P3"/>
      <text:p text:style-name="P3"><text:span text:style-name="Source_20_Text"><text:span text:style-name="T6">int</text:span></text:span><text:span text:style-name="Source_20_Text"><text:span text:style-name="T15"> </text:span></text:span><text:span text:style-name="Source_20_Text"><text:span text:style-name="T11">main</text:span></text:span><text:span text:style-name="Source_20_Text"><text:span text:style-name="T12">()</text:span></text:span><text:span text:style-name="Source_20_Text"><text:span text:style-name="T15"> {</text:span></text:span></text:p>
      <text:p text:style-name="P3"><text:span text:style-name="Source_20_Text"><text:span text:style-name="T16"><text:s text:c="4"/></text:span></text:span><text:span text:style-name="Source_20_Text"><text:span text:style-name="T15">Adaptee* adaptee = </text:span></text:span><text:span text:style-name="Source_20_Text"><text:span text:style-name="T6">new</text:span></text:span><text:span text:style-name="Source_20_Text"><text:span text:style-name="T15"> </text:span></text:span><text:span text:style-name="Source_20_Text"><text:span text:style-name="T12">Adaptee</text:span></text:span><text:span text:style-name="Source_20_Text"><text:span text:style-name="T15">();</text:span></text:span></text:p>
      <text:p text:style-name="P3"/>
      <text:p text:style-name="P3"><text:span text:style-name="Source_20_Text"><text:span text:style-name="T16"><text:s text:c="4"/></text:span></text:span><text:span text:style-name="Source_20_Text"><text:span text:style-name="T15">Target* target = </text:span></text:span><text:span text:style-name="Source_20_Text"><text:span text:style-name="T6">new</text:span></text:span><text:span text:style-name="Source_20_Text"><text:span text:style-name="T15"> </text:span></text:span><text:span text:style-name="Source_20_Text"><text:span text:style-name="T12">Adapter</text:span></text:span><text:span text:style-name="Source_20_Text"><text:span text:style-name="T15">(adaptee);</text:span></text:span></text:p>
      <text:p text:style-name="P3"/>
      <text:p text:style-name="P3"><text:span text:style-name="Source_20_Text"><text:span text:style-name="T16"><text:s text:c="4"/></text:span></text:span><text:span text:style-name="Source_20_Text"><text:span text:style-name="T15">target-&gt;</text:span></text:span><text:span text:style-name="Source_20_Text"><text:span text:style-name="T12">request</text:span></text:span><text:span text:style-name="Source_20_Text"><text:span text:style-name="T15">(); <text:s/></text:span></text:span></text:p>
      <text:p text:style-name="P3"><text:span text:style-name="Source_20_Text"><text:span text:style-name="T15">}</text:span></text:span></text:p>
      <text:p text:style-name="P9">Здесь мы:</text:p>
      <text:p text:style-name="P9"/>
      <text:p text:style-name="P9">- Имеем класс Target с интерфейсом, который нам нужен.</text:p>
      <text:p text:style-name="P9">- Имеем класс Adaptee, который нужно адаптировать.</text:p>
      <text:p text:style-name="P9">- Создали класс Adapter, который наследует Target, но использует Adaptee.</text:p>
      <text:p text:style-name="P9">- В request() мы делегируем вызов specificRequest() из Adaptee.</text:p>
      <text:p text:style-name="P9"/>
      <text:p text:style-name="P9">Преимущества:</text:p>
      <text:p text:style-name="P9">- Упрощение интерфейсов.</text:p>
      <text:p text:style-name="P9">- Клиент работает с Target, не зная о существовании Adaptee.</text:p>
      <text:p text:style-name="P9">- Открытость для расширения.</text:p>
      <text:p text:style-name="P9">- Устранение связи между классами с несовместимыми интерфейсами.</text:p>
      <text:p text:style-name="P9">Таким образом, Adapter паттерн позволяет адаптировать существующий класс для совместной работы с новым кодом. Это полезно при интеграции сторонних библиотек и несовместимых фреймворков.</text:p>
      <text:p text:style-name="P9"/>
      <text:p text:style-name="P12">Bridge паттерн </text:p>
      <text:p text:style-name="P11">позволяет отделить абстракцию от реализации, связывая их.</text:p>
      <text:p text:style-name="P1"><text:span text:style-name="Source_20_Text"><text:span text:style-name="T6">class</text:span></text:span><text:span text:style-name="Source_20_Text"><text:span text:style-name="T15"> </text:span></text:span><text:span text:style-name="Source_20_Text"><text:span text:style-name="T11">DrawAPI</text:span></text:span><text:span text:style-name="Source_20_Text"><text:span text:style-name="T15"> {</text:span></text:span></text:p>
      <text:p text:style-name="P3"><text:span text:style-name="Source_20_Text"><text:span text:style-name="T6">public</text:span></text:span><text:span text:style-name="Source_20_Text"><text:span text:style-name="T15">:</text:span></text:span></text:p>
      <text:p text:style-name="P3"><text:span text:style-name="Source_20_Text"><text:span text:style-name="T16"><text:s text:c="4"/></text:span></text:span><text:span text:style-name="Source_20_Text"><text:span text:style-name="T6">virtual</text:span></text:span><text:span text:style-name="Source_20_Text"><text:span text:style-name="T15"> </text:span></text:span><text:span text:style-name="Source_20_Text"><text:span text:style-name="T6">void</text:span></text:span><text:span text:style-name="Source_20_Text"><text:span text:style-name="T15"> </text:span></text:span><text:span text:style-name="Source_20_Text"><text:span text:style-name="T11">drawCircle</text:span></text:span><text:span text:style-name="Source_20_Text"><text:span text:style-name="T12">(</text:span></text:span><text:span text:style-name="Source_20_Text"><text:span text:style-name="T6">float</text:span></text:span><text:span text:style-name="Source_20_Text"><text:span text:style-name="T12">, </text:span></text:span><text:span text:style-name="Source_20_Text"><text:span text:style-name="T6">float</text:span></text:span><text:span text:style-name="Source_20_Text"><text:span text:style-name="T12">, </text:span></text:span><text:span text:style-name="Source_20_Text"><text:span text:style-name="T6">float</text:span></text:span><text:span text:style-name="Source_20_Text"><text:span text:style-name="T12">)</text:span></text:span><text:span text:style-name="Source_20_Text"><text:span text:style-name="T15"> = </text:span></text:span><text:span text:style-name="Source_20_Text"><text:span text:style-name="T12">0</text:span></text:span><text:span text:style-name="Source_20_Text"><text:span text:style-name="T15">;</text:span></text:span></text:p>
      <text:p text:style-name="P3"><text:span text:style-name="Source_20_Text"><text:span text:style-name="T15">};</text:span></text:span></text:p>
      <text:p text:style-name="P3"/>
      <text:p text:style-name="P3"><text:span text:style-name="Source_20_Text"><text:span text:style-name="T6">class</text:span></text:span><text:span text:style-name="Source_20_Text"><text:span text:style-name="T15"> </text:span></text:span><text:span text:style-name="Source_20_Text"><text:span text:style-name="T11">VectorDrawAPI</text:span></text:span><text:span text:style-name="Source_20_Text"><text:span text:style-name="T15">: </text:span></text:span><text:span text:style-name="Source_20_Text"><text:span text:style-name="T6">public</text:span></text:span><text:span text:style-name="Source_20_Text"><text:span text:style-name="T15"> DrawAPI { <text:s text:c="3"/></text:span></text:span></text:p>
      <text:p text:style-name="P3"><text:span text:style-name="Source_20_Text"><text:span text:style-name="T16"><text:s text:c="4"/></text:span></text:span><text:span text:style-name="Source_20_Text"><text:span text:style-name="T6">void</text:span></text:span><text:span text:style-name="Source_20_Text"><text:span text:style-name="T15"> </text:span></text:span><text:span text:style-name="Source_20_Text"><text:span text:style-name="T11">drawCircle</text:span></text:span><text:span text:style-name="Source_20_Text"><text:span text:style-name="T12">(</text:span></text:span><text:span text:style-name="Source_20_Text"><text:span text:style-name="T6">float</text:span></text:span><text:span text:style-name="Source_20_Text"><text:span text:style-name="T12"> x, </text:span></text:span><text:span text:style-name="Source_20_Text"><text:span text:style-name="T6">float</text:span></text:span><text:span text:style-name="Source_20_Text"><text:span text:style-name="T12"> y, </text:span></text:span><text:span text:style-name="Source_20_Text"><text:span text:style-name="T6">float</text:span></text:span><text:span text:style-name="Source_20_Text"><text:span text:style-name="T12"> radius)</text:span></text:span><text:span text:style-name="Source_20_Text"><text:span text:style-name="T15"> </text:span></text:span><text:span text:style-name="Source_20_Text"><text:span text:style-name="T6">override</text:span></text:span><text:span text:style-name="Source_20_Text"><text:span text:style-name="T15"> {</text:span></text:span></text:p>
      <text:p text:style-name="P3"><text:span text:style-name="Source_20_Text"><text:span text:style-name="T16"><text:s text:c="8"/></text:span></text:span><text:span text:style-name="Source_20_Text"><text:span text:style-name="T13">// Векторная реализация </text:span></text:span></text:p>
      <text:p text:style-name="P3"><text:span text:style-name="Source_20_Text"><text:span text:style-name="T16"><text:s text:c="4"/></text:span></text:span><text:span text:style-name="Source_20_Text"><text:span text:style-name="T15">}</text:span></text:span></text:p>
      <text:p text:style-name="P3"><text:span text:style-name="Source_20_Text"><text:span text:style-name="T15">};</text:span></text:span></text:p>
      <text:p text:style-name="P3"/>
      <text:p text:style-name="P3"><text:span text:style-name="Source_20_Text"><text:span text:style-name="T6">class</text:span></text:span><text:span text:style-name="Source_20_Text"><text:span text:style-name="T15"> </text:span></text:span><text:span text:style-name="Source_20_Text"><text:span text:style-name="T11">RasterDrawAPI</text:span></text:span><text:span text:style-name="Source_20_Text"><text:span text:style-name="T15">: </text:span></text:span><text:span text:style-name="Source_20_Text"><text:span text:style-name="T6">public</text:span></text:span><text:span text:style-name="Source_20_Text"><text:span text:style-name="T15"> DrawAPI { <text:s text:c="3"/></text:span></text:span></text:p>
      <text:p text:style-name="P3"><text:span text:style-name="Source_20_Text"><text:span text:style-name="T16"><text:s text:c="4"/></text:span></text:span><text:span text:style-name="Source_20_Text"><text:span text:style-name="T6">void</text:span></text:span><text:span text:style-name="Source_20_Text"><text:span text:style-name="T15"> </text:span></text:span><text:span text:style-name="Source_20_Text"><text:span text:style-name="T11">drawCircle</text:span></text:span><text:span text:style-name="Source_20_Text"><text:span text:style-name="T12">(</text:span></text:span><text:span text:style-name="Source_20_Text"><text:span text:style-name="T6">float</text:span></text:span><text:span text:style-name="Source_20_Text"><text:span text:style-name="T12"> x, </text:span></text:span><text:span text:style-name="Source_20_Text"><text:span text:style-name="T6">float</text:span></text:span><text:span text:style-name="Source_20_Text"><text:span text:style-name="T12"> y, </text:span></text:span><text:span text:style-name="Source_20_Text"><text:span text:style-name="T6">float</text:span></text:span><text:span text:style-name="Source_20_Text"><text:span text:style-name="T12"> radius)</text:span></text:span><text:span text:style-name="Source_20_Text"><text:span text:style-name="T15"> </text:span></text:span><text:span text:style-name="Source_20_Text"><text:span text:style-name="T6">override</text:span></text:span><text:span text:style-name="Source_20_Text"><text:span text:style-name="T15"> {</text:span></text:span></text:p>
      <text:p text:style-name="P3"><text:span text:style-name="Source_20_Text"><text:span text:style-name="T16"><text:s text:c="8"/></text:span></text:span><text:span text:style-name="Source_20_Text"><text:span text:style-name="T13">// Растровая реализация </text:span></text:span></text:p>
      <text:p text:style-name="P3"><text:span text:style-name="Source_20_Text"><text:span text:style-name="T16"><text:s text:c="4"/></text:span></text:span><text:span text:style-name="Source_20_Text"><text:span text:style-name="T15">} <text:s/></text:span></text:span></text:p>
      <text:p text:style-name="P3"><text:span text:style-name="Source_20_Text"><text:span text:style-name="T15">};</text:span></text:span></text:p>
      <text:p text:style-name="P3"/>
      <text:p text:style-name="P3"><text:span text:style-name="Source_20_Text"><text:span text:style-name="T6">class</text:span></text:span><text:span text:style-name="Source_20_Text"><text:span text:style-name="T15"> </text:span></text:span><text:span text:style-name="Source_20_Text"><text:span text:style-name="T11">Shape</text:span></text:span><text:span text:style-name="Source_20_Text"><text:span text:style-name="T15"> {</text:span></text:span></text:p>
      <text:p text:style-name="P3"><text:soft-page-break/><text:span text:style-name="Source_20_Text"><text:span text:style-name="T6">protected</text:span></text:span><text:span text:style-name="Source_20_Text"><text:span text:style-name="T15">:</text:span></text:span></text:p>
      <text:p text:style-name="P3"><text:span text:style-name="Source_20_Text"><text:span text:style-name="T16"><text:s text:c="4"/></text:span></text:span><text:span text:style-name="Source_20_Text"><text:span text:style-name="T15">DrawAPI* drawAPI;</text:span></text:span></text:p>
      <text:p text:style-name="P3"><text:span text:style-name="Source_20_Text"><text:span text:style-name="T6">public</text:span></text:span><text:span text:style-name="Source_20_Text"><text:span text:style-name="T15">:</text:span></text:span></text:p>
      <text:p text:style-name="P3"><text:span text:style-name="Source_20_Text"><text:span text:style-name="T16"><text:s text:c="4"/></text:span></text:span><text:span text:style-name="Source_20_Text"><text:span text:style-name="T12">Shape</text:span></text:span><text:span text:style-name="Source_20_Text"><text:span text:style-name="T15">(DrawAPI* api) {</text:span></text:span></text:p>
      <text:p text:style-name="P3"><text:span text:style-name="Source_20_Text"><text:span text:style-name="T16"><text:s text:c="8"/></text:span></text:span><text:span text:style-name="Source_20_Text"><text:span text:style-name="T15">drawAPI = api;</text:span></text:span></text:p>
      <text:p text:style-name="P3"><text:span text:style-name="Source_20_Text"><text:span text:style-name="T16"><text:s text:c="4"/></text:span></text:span><text:span text:style-name="Source_20_Text"><text:span text:style-name="T15">} <text:s text:c="7"/></text:span></text:span></text:p>
      <text:p text:style-name="P3"><text:span text:style-name="Source_20_Text"><text:span text:style-name="T16"><text:s text:c="4"/></text:span></text:span><text:span text:style-name="Source_20_Text"><text:span text:style-name="T6">virtual</text:span></text:span><text:span text:style-name="Source_20_Text"><text:span text:style-name="T15"> </text:span></text:span><text:span text:style-name="Source_20_Text"><text:span text:style-name="T6">void</text:span></text:span><text:span text:style-name="Source_20_Text"><text:span text:style-name="T15"> </text:span></text:span><text:span text:style-name="Source_20_Text"><text:span text:style-name="T11">draw</text:span></text:span><text:span text:style-name="Source_20_Text"><text:span text:style-name="T12">()</text:span></text:span><text:span text:style-name="Source_20_Text"><text:span text:style-name="T15"> = </text:span></text:span><text:span text:style-name="Source_20_Text"><text:span text:style-name="T12">0</text:span></text:span><text:span text:style-name="Source_20_Text"><text:span text:style-name="T15">; </text:span></text:span></text:p>
      <text:p text:style-name="P3"><text:span text:style-name="Source_20_Text"><text:span text:style-name="T15">};</text:span></text:span></text:p>
      <text:p text:style-name="P3"/>
      <text:p text:style-name="P3"><text:span text:style-name="Source_20_Text"><text:span text:style-name="T6">class</text:span></text:span><text:span text:style-name="Source_20_Text"><text:span text:style-name="T15"> </text:span></text:span><text:span text:style-name="Source_20_Text"><text:span text:style-name="T11">Circle</text:span></text:span><text:span text:style-name="Source_20_Text"><text:span text:style-name="T15">: </text:span></text:span><text:span text:style-name="Source_20_Text"><text:span text:style-name="T6">public</text:span></text:span><text:span text:style-name="Source_20_Text"><text:span text:style-name="T15"> Shape { <text:s text:c="3"/></text:span></text:span></text:p>
      <text:p text:style-name="P3"><text:span text:style-name="Source_20_Text"><text:span text:style-name="T16"><text:s text:c="4"/></text:span></text:span><text:span text:style-name="Source_20_Text"><text:span text:style-name="T6">float</text:span></text:span><text:span text:style-name="Source_20_Text"><text:span text:style-name="T15"> x, y, radius;</text:span></text:span></text:p>
      <text:p text:style-name="P3"><text:span text:style-name="Source_20_Text"><text:span text:style-name="T16"><text:s text:c="4"/></text:span></text:span><text:span text:style-name="Source_20_Text"><text:span text:style-name="T12">Circle</text:span></text:span><text:span text:style-name="Source_20_Text"><text:span text:style-name="T15">(DrawAPI* api, </text:span></text:span><text:span text:style-name="Source_20_Text"><text:span text:style-name="T6">float</text:span></text:span><text:span text:style-name="Source_20_Text"><text:span text:style-name="T15"> x, </text:span></text:span><text:span text:style-name="Source_20_Text"><text:span text:style-name="T6">float</text:span></text:span><text:span text:style-name="Source_20_Text"><text:span text:style-name="T15"> y, </text:span></text:span><text:span text:style-name="Source_20_Text"><text:span text:style-name="T6">float</text:span></text:span><text:span text:style-name="Source_20_Text"><text:span text:style-name="T15"> radius) : </text:span></text:span><text:span text:style-name="Source_20_Text"><text:span text:style-name="T12">Shape</text:span></text:span><text:span text:style-name="Source_20_Text"><text:span text:style-name="T15">(api) {</text:span></text:span></text:p>
      <text:p text:style-name="P3"><text:span text:style-name="Source_20_Text"><text:span text:style-name="T16"><text:s text:c="8"/></text:span></text:span><text:span text:style-name="Source_20_Text"><text:span text:style-name="T13">// ...</text:span></text:span></text:p>
      <text:p text:style-name="P3"><text:span text:style-name="Source_20_Text"><text:span text:style-name="T16"><text:s text:c="4"/></text:span></text:span><text:span text:style-name="Source_20_Text"><text:span text:style-name="T15">} <text:s text:c="3"/></text:span></text:span></text:p>
      <text:p text:style-name="P3"><text:span text:style-name="Source_20_Text"><text:span text:style-name="T16"><text:s text:c="4"/></text:span></text:span><text:span text:style-name="Source_20_Text"><text:span text:style-name="T6">void</text:span></text:span><text:span text:style-name="Source_20_Text"><text:span text:style-name="T15"> </text:span></text:span><text:span text:style-name="Source_20_Text"><text:span text:style-name="T11">draw</text:span></text:span><text:span text:style-name="Source_20_Text"><text:span text:style-name="T12">()</text:span></text:span><text:span text:style-name="Source_20_Text"><text:span text:style-name="T15"> </text:span></text:span><text:span text:style-name="Source_20_Text"><text:span text:style-name="T6">override</text:span></text:span><text:span text:style-name="Source_20_Text"><text:span text:style-name="T15"> {</text:span></text:span></text:p>
      <text:p text:style-name="P3"><text:span text:style-name="Source_20_Text"><text:span text:style-name="T16"><text:s text:c="8"/></text:span></text:span><text:span text:style-name="Source_20_Text"><text:span text:style-name="T15">drawAPI-&gt;</text:span></text:span><text:span text:style-name="Source_20_Text"><text:span text:style-name="T12">drawCircle</text:span></text:span><text:span text:style-name="Source_20_Text"><text:span text:style-name="T15">(x, y, radius);</text:span></text:span></text:p>
      <text:p text:style-name="P3"><text:span text:style-name="Source_20_Text"><text:span text:style-name="T16"><text:s text:c="4"/></text:span></text:span><text:span text:style-name="Source_20_Text"><text:span text:style-name="T15">} </text:span></text:span></text:p>
      <text:p text:style-name="P3"><text:span text:style-name="Source_20_Text"><text:span text:style-name="T15">};</text:span></text:span></text:p>
      <text:p text:style-name="P11"/>
      <text:p text:style-name="P11">Здесь:</text:p>
      <text:p text:style-name="P11"/>
      <text:p text:style-name="P11">- DrawAPI - абстракция, объявляет интерфейс рисования.</text:p>
      <text:p text:style-name="P11">- VectorDrawAPI и RasterDrawAPI - две реализации API.</text:p>
      <text:p text:style-name="P11">- Класс Shape представляет абстрактную фигуру и держит интерфейс рисования.</text:p>
      <text:p text:style-name="P11">- Circle - конкретная фигура, использует абстрактный интерфейс из Shape.</text:p>
      <text:p text:style-name="P11">Преимущества:</text:p>
      <text:p text:style-name="P11">- Абстракция (Shape) отделена от реализации (Vector/Raster).</text:p>
      <text:p text:style-name="P11">- Можно динамически менять реализацию API во время выполнения.</text:p>
      <text:p text:style-name="P11">- Возможно множество абстрактных классов и реализаций API.</text:p>
      <text:p text:style-name="P11">- Открытость для расширения.</text:p>
      <text:p text:style-name="P11">В итоге, Bridge паттерн позволяет разделить полные классы на две части: абстракцию и реализацию, связывая их посредством интерфейса.</text:p>
      <text:p text:style-name="P11">Это обеспечивает более гибкий и независимый дизайн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onaco, monospace"/>
    <style:font-face style:name="Lohit Devanagari1" svg:font-family="'Lohit Devanagari'"/>
    <style:font-face style:name="apple-system" svg:font-family="apple-system, system-ui, BlinkMacSystemFont, 'Segoe UI', Roboto, Oxygen-Sans, Ubuntu, Cantarell, 'Helvetica Neue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1T10:39:43.724900693</meta:creation-date>
    <meta:generator>LibreOffice/6.4.7.2$Linux_X86_64 LibreOffice_project/40$Build-2</meta:generator>
    <dc:date>2023-08-01T12:16:40.574898032</dc:date>
    <meta:editing-duration>PT1H5M1S</meta:editing-duration>
    <meta:editing-cycles>10</meta:editing-cycles>
    <meta:document-statistic meta:table-count="0" meta:image-count="0" meta:object-count="0" meta:page-count="7" meta:paragraph-count="305" meta:word-count="1396" meta:character-count="10924" meta:non-whitespace-character-count="9158"/>
  </office:meta>
</office:document-meta>
</file>